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/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oadway Website</text:p>
      <text:p text:style-name="P1"/>
      <text:p text:style-name="P3">Images:</text:p>
      <text:list xml:id="list1612532083120761238" text:style-name="L1">
        <text:list-item>
          <text:p text:style-name="P4"><text:span text:style-name="T1">Design: &lt;img src="https://s3.amazonaws.com/codecademy-content/projects/broadway/design.svg"&gt;</text:span></text:p>
        </text:list-item>
        <text:list-item>
          <text:p text:style-name="P4"><text:span text:style-name="T1">Develop: &lt;img src="https://s3.amazonaws.com/codecademy-content/projects/broadway/develop.svg"&gt;</text:span></text:p>
        </text:list-item>
        <text:list-item>
          <text:p text:style-name="P4"><text:span text:style-name="T1">Deploy: &lt;img src="https://s3.amazonaws.com/codecademy-content/projects/broadway/deploy.svg"&gt;</text:span>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ssy Ziegler</meta:initial-creator>
    <meta:creation-date>2015-12-12T10:50:58</meta:creation-date>
    <meta:document-statistic meta:table-count="0" meta:image-count="0" meta:object-count="0" meta:page-count="1" meta:paragraph-count="5" meta:word-count="15" meta:character-count="304"/>
    <dc:date>2015-12-12T10:58:17</dc:date>
    <dc:creator>Missy Ziegler</dc:creator>
    <meta:editing-duration>PT7M20S</meta:editing-duration>
    <meta:editing-cycles>1</meta:editing-cycles>
    <meta:generator>OpenOffice/4.1.2$Unix OpenOffice.org_project/412m3$Build-9782</meta:generator>
  </office:meta>
</office:document-meta>
</file>